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135.75pt"/>
    </style:style>
    <style:style style:name="co3" style:family="table-column">
      <style:table-column-properties fo:break-before="auto" style:column-width="73.5pt"/>
    </style:style>
    <style:style style:name="co4" style:family="table-column">
      <style:table-column-properties fo:break-before="auto" style:column-width="225.75pt"/>
    </style:style>
    <style:style style:name="co5" style:family="table-column">
      <style:table-column-properties fo:break-before="auto" style:column-width="58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32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3.75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AverageDemand">
      <style:table-properties table:display="true" style:writing-mode="lr-tb"/>
    </style:style>
    <style:style style:name="ta2" style:family="table" style:master-page-name="PageStyle_5f_Cos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2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rotation-align="none"/>
    </style:style>
    <style:style style:name="ce1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verageDeman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33722.874177" calcext:value-type="float">
            <text:p>133722.874177</text:p>
          </table:table-cell>
          <table:table-cell table:style-name="ce1" office:value-type="string" calcext:value-type="string">
            <text:p>MW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ts" table:style-name="ta2">
        <office:forms form:automatic-focus="false" form:apply-design-mode="false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011" table:default-cell-style-name="ce1"/>
        <table:table-column table:style-name="co5" table:number-columns-repeated="3" table:default-cell-style-name="ce1"/>
        <table:table-row table:style-name="ro3">
          <table:table-cell table:style-name="ce2"/>
          <table:table-cell table:style-name="ce6" office:value-type="string" calcext:value-type="string">
            <text:p>Day-ahead average</text:p>
          </table:table-cell>
          <table:table-cell table:style-name="ce6" office:value-type="string" calcext:value-type="string">
            <text:p>Real-time average</text:p>
          </table:table-cell>
          <table:table-cell table:number-columns-repeated="2" table:style-name="ce6" office:value-type="string" calcext:value-type="string">
            <text:p>Total average</text:p>
          </table:table-cell>
          <table:table-cell table:style-name="ce6" office:value-type="string" calcext:value-type="string">
            <text:p>Efficiency losses</text:p>
          </table:table-cell>
          <table:table-cell office:value-type="string" calcext:value-type="string">
            <text:p>Details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number-columns-repeated="3" table:style-name="ce7" office:value-type="string" calcext:value-type="string">
            <text:p>[euro/h]</text:p>
          </table:table-cell>
          <table:table-cell table:style-name="ce7" office:value-type="string" calcext:value-type="string">
            <text:p>[euro/Mwh]</text:p>
          </table:table-cell>
          <table:table-cell table:style-name="ce6"/>
          <table:table-cell table:style-name="ce2" table:number-columns-repeated="2"/>
          <table:table-cell/>
          <table:table-cell table:style-name="ce2"/>
          <table:table-cell table:number-columns-repeated="1014"/>
        </table:table-row>
        <table:table-row table:style-name="ro4">
          <table:table-cell office:value-type="string" calcext:value-type="string">
            <text:p>Perfect foresight</text:p>
          </table:table-cell>
          <table:table-cell table:style-name="ce4" table:number-columns-repeated="2"/>
          <table:table-cell table:style-name="ce4" office:value-type="float" office:value="1310069" calcext:value-type="float">
            <text:p>1310069.0</text:p>
          </table:table-cell>
          <table:table-cell table:style-name="ce9" table:formula="of:=[.D3]/[$AverageDemand.$A$1]" office:value-type="float" office:value="9.7968953184924" calcext:value-type="float">
            <text:p>9.797</text:p>
          </table:table-cell>
          <table:table-cell table:style-name="ce10" table:formula="of:=[.E3]/[.$E$4]-1" office:value-type="percentage" office:value="-0.0289605138171358" calcext:value-type="percentage">
            <text:p>-2.90%</text:p>
          </table:table-cell>
          <table:table-cell office:value-type="string" calcext:value-type="string">
            <text:p>Perfect foresight model (perfect knowledge unit commitment per snapshot x sample)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PF</text:p>
          </table:table-cell>
          <table:table-cell table:style-name="ce12" table:formula="of:=[.B3]*8760/1000000" office:value-type="float" office:value="0" calcext:value-type="float">
            <text:p>0</text:p>
          </table:table-cell>
          <table:table-cell table:style-name="ce12" table:formula="of:=[.C3]*8760/1000000" office:value-type="float" office:value="0" calcext:value-type="float">
            <text:p>0</text:p>
          </table:table-cell>
          <table:table-cell table:style-name="ce12" table:formula="of:=[.D3]*8760/1000000" office:value-type="float" office:value="11476.20444" calcext:value-type="float">
            <text:p>11476</text:p>
          </table:table-cell>
          <table:table-cell table:style-name="ce10" table:formula="of:=[.N3]/[.$N$4]-1" office:value-type="percentage" office:value="-0.0289605138171382" calcext:value-type="percentage">
            <text:p>-2.90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MP</text:p>
          </table:table-cell>
          <table:table-cell table:style-name="ce4" table:formula="of:=[.H17]" office:value-type="float" office:value="1288128.79111607" calcext:value-type="float">
            <text:p>1288128.8</text:p>
          </table:table-cell>
          <table:table-cell table:style-name="ce4" table:formula="of:=[.H30]+[.F44]" office:value-type="float" office:value="61012.0199850857" calcext:value-type="float">
            <text:p>61012.0</text:p>
          </table:table-cell>
          <table:table-cell table:style-name="ce4" table:formula="of:=SUM([.B4:.C4])" office:value-type="float" office:value="1349140.81110116" calcext:value-type="float">
            <text:p>1349140.8</text:p>
          </table:table-cell>
          <table:table-cell table:style-name="ce9" table:formula="of:=[.D4]/[$AverageDemand.$A$1]" office:value-type="float" office:value="10.0890802669661" calcext:value-type="float">
            <text:p>10.089</text:p>
          </table:table-cell>
          <table:table-cell table:style-name="ce10" table:formula="of:=[.E4]/[.$E$4]-1" office:value-type="percentage" office:value="0" calcext:value-type="percentage">
            <text:p>0.00%</text:p>
          </table:table-cell>
          <table:table-cell office:value-type="string" calcext:value-type="string">
            <text:p>LMP with European prices and linear-relaxation pricing as fallback.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LMP</text:p>
          </table:table-cell>
          <table:table-cell table:style-name="ce12" table:formula="of:=[.B4]*8760/1000000" office:value-type="float" office:value="11284.0082101768" calcext:value-type="float">
            <text:p>11284</text:p>
          </table:table-cell>
          <table:table-cell table:style-name="ce12" table:formula="of:=[.C4]*8760/1000000" office:value-type="float" office:value="534.465295069351" calcext:value-type="float">
            <text:p>534</text:p>
          </table:table-cell>
          <table:table-cell table:style-name="ce12" table:formula="of:=[.D4]*8760/1000000" office:value-type="float" office:value="11818.4735052462" calcext:value-type="float">
            <text:p>11818</text:p>
          </table:table-cell>
          <table:table-cell table:style-name="ce10" table:formula="of:=[.N4]/[.$N$4]-1" office:value-type="percentage" office:value="0" calcext:value-type="percentage">
            <text:p>0.00%</text:p>
          </table:table-cell>
          <table:table-cell table:formula="of:=[.N4]*0.051" office:value-type="float" office:value="602.742148767554" calcext:value-type="float">
            <text:p>602.742148767554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MP w/o N-1</text:p>
          </table:table-cell>
          <table:table-cell table:style-name="ce4" table:formula="of:=[.H18]" office:value-type="float" office:value="1225882.34873884" calcext:value-type="float">
            <text:p>1225882.3</text:p>
          </table:table-cell>
          <table:table-cell table:style-name="ce4" table:formula="of:=[.H31]+[.F45]" office:value-type="float" office:value="104452.76347336" calcext:value-type="float">
            <text:p>104452.8</text:p>
          </table:table-cell>
          <table:table-cell table:style-name="ce4" table:formula="of:=SUM([.B5:.C5])" office:value-type="float" office:value="1330335.1122122" calcext:value-type="float">
            <text:p>1330335.1</text:p>
          </table:table-cell>
          <table:table-cell table:style-name="ce9" table:formula="of:=[.D5]/[$AverageDemand.$A$1]" office:value-type="float" office:value="9.94844838925107" calcext:value-type="float">
            <text:p>9.948</text:p>
          </table:table-cell>
          <table:table-cell table:style-name="ce10" table:formula="of:=[.E5]/[.$E$4]-1" office:value-type="percentage" office:value="-0.0139390186214947" calcext:value-type="percentage">
            <text:p>-1.39%</text:p>
          </table:table-cell>
          <table:table-cell office:value-type="string" calcext:value-type="string">
            <text:p>LMP without N-1 with European prices and linear-relaxation pricing as fallback.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FBMC</text:p>
          </table:table-cell>
          <table:table-cell table:style-name="ce12" table:formula="of:=[.B7]*8760/1000000" office:value-type="float" office:value="10457.6971045991" calcext:value-type="float">
            <text:p>10458</text:p>
          </table:table-cell>
          <table:table-cell table:style-name="ce12" table:formula="of:=[.C7]*8760/1000000" office:value-type="float" office:value="1962.60080264032" calcext:value-type="float">
            <text:p>1963</text:p>
          </table:table-cell>
          <table:table-cell table:style-name="ce12" table:formula="of:=[.D7]*8760/1000000" office:value-type="float" office:value="12420.2979072395" calcext:value-type="float">
            <text:p>12420</text:p>
          </table:table-cell>
          <table:table-cell table:style-name="ce10" table:formula="of:=[.N5]/[.$N$4]-1" office:value-type="percentage" office:value="0.0509223464203017" calcext:value-type="percentage">
            <text:p>5.09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FBMC CCM&amp;B</text:p>
          </table:table-cell>
          <table:table-cell table:style-name="ce4" table:formula="of:=[.H19]" office:value-type="float" office:value="1193801.0393378" calcext:value-type="float">
            <text:p>1193801.0</text:p>
          </table:table-cell>
          <table:table-cell table:style-name="ce4" table:formula="of:=[.H32]+[.F46]" office:value-type="float" office:value="196547.348071395" calcext:value-type="float">
            <text:p>196547.3</text:p>
          </table:table-cell>
          <table:table-cell table:style-name="ce4" table:formula="of:=SUM([.B6:.C6])" office:value-type="float" office:value="1390348.38740919" calcext:value-type="float">
            <text:p>1390348.4</text:p>
          </table:table-cell>
          <table:table-cell table:style-name="ce9" table:formula="of:=[.D6]/[$AverageDemand.$A$1]" office:value-type="float" office:value="10.3972367926289" calcext:value-type="float">
            <text:p>10.397</text:p>
          </table:table-cell>
          <table:table-cell table:style-name="ce10" table:formula="of:=[.E6]/[.$E$4]-1" office:value-type="percentage" office:value="0.0305435696325891" calcext:value-type="percentage">
            <text:p>3.05%</text:p>
          </table:table-cell>
          <table:table-cell office:value-type="string" calcext:value-type="string">
            <text:p>FBMC with centralized real-time redispatch.</text:p>
          </table:table-cell>
          <table:table-cell table:style-name="ce2"/>
          <table:table-cell/>
          <table:table-cell table:style-name="ce2"/>
          <table:table-cell office:value-type="string" calcext:value-type="string">
            <text:p>ATCMC</text:p>
          </table:table-cell>
          <table:table-cell table:style-name="ce12" table:formula="of:=[.B11]*8760/1000000" office:value-type="float" office:value="10470.0631629335" calcext:value-type="float">
            <text:p>10470</text:p>
          </table:table-cell>
          <table:table-cell table:style-name="ce12" table:formula="of:=[.C11]*8760/1000000" office:value-type="float" office:value="1948.80047891278" calcext:value-type="float">
            <text:p>1949</text:p>
          </table:table-cell>
          <table:table-cell table:style-name="ce12" table:formula="of:=[.D11]*8760/1000000" office:value-type="float" office:value="12418.8636418463" calcext:value-type="float">
            <text:p>12419</text:p>
          </table:table-cell>
          <table:table-cell table:style-name="ce10" table:formula="of:=[.N6]/[.$N$4]-1" office:value-type="percentage" office:value="0.0508009884976792" calcext:value-type="percentage">
            <text:p>5.08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BMC</text:p>
          </table:table-cell>
          <table:table-cell table:style-name="ce4" table:formula="of:=[.H20]" office:value-type="float" office:value="1193801.0393378" calcext:value-type="float">
            <text:p>1193801.0</text:p>
          </table:table-cell>
          <table:table-cell table:style-name="ce4" table:formula="of:=[.H33]+[.F47]" office:value-type="float" office:value="224041.187516018" calcext:value-type="float">
            <text:p>224041.2</text:p>
          </table:table-cell>
          <table:table-cell table:style-name="ce4" table:formula="of:=SUM([.B7:.C7])" office:value-type="float" office:value="1417842.22685382" calcext:value-type="float">
            <text:p>1417842.2</text:p>
          </table:table-cell>
          <table:table-cell table:style-name="ce9" table:formula="of:=[.D7]/[$AverageDemand.$A$1]" office:value-type="float" office:value="10.6028399073827" calcext:value-type="float">
            <text:p>10.603</text:p>
          </table:table-cell>
          <table:table-cell table:style-name="ce10" table:formula="of:=[.E7]/[.$E$4]-1" office:value-type="percentage" office:value="0.0509223464203006" calcext:value-type="percentage">
            <text:p>5.09%</text:p>
          </table:table-cell>
          <table:table-cell office:value-type="string" calcext:value-type="string">
            <text:p>FBMC with zonal real-time redispatch.</text:p>
          </table:table-cell>
          <table:table-cell table:style-name="ce11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FBMC w/o N-1 CCM&amp;B</text:p>
          </table:table-cell>
          <table:table-cell table:style-name="ce4" table:formula="of:=[.H21]" office:value-type="float" office:value="1157409.42102679" calcext:value-type="float">
            <text:p>1157409.4</text:p>
          </table:table-cell>
          <table:table-cell table:style-name="ce4" table:formula="of:=[.H34]+[.F48]" office:value-type="float" office:value="232839.52534149" calcext:value-type="float">
            <text:p>232839.5</text:p>
          </table:table-cell>
          <table:table-cell table:style-name="ce4" table:formula="of:=SUM([.B8:.C8])" office:value-type="float" office:value="1390248.94636828" calcext:value-type="float">
            <text:p>1390248.9</text:p>
          </table:table-cell>
          <table:table-cell table:style-name="ce9" table:formula="of:=[.D8]/[$AverageDemand.$A$1]" office:value-type="float" office:value="10.3964931573943" calcext:value-type="float">
            <text:p>10.396</text:p>
          </table:table-cell>
          <table:table-cell table:style-name="ce10" table:formula="of:=[.E8]/[.$E$4]-1" office:value-type="percentage" office:value="0.0304698626925139" calcext:value-type="percentage">
            <text:p>3.05%</text:p>
          </table:table-cell>
          <table:table-cell office:value-type="string" calcext:value-type="string">
            <text:p>FBMC without N-1 and with centralized real-time redispatch.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FBMC w/o N-1</text:p>
          </table:table-cell>
          <table:table-cell table:style-name="ce4" table:formula="of:=[.H22]" office:value-type="float" office:value="1157409.42102679" calcext:value-type="float">
            <text:p>1157409.4</text:p>
          </table:table-cell>
          <table:table-cell table:style-name="ce4" table:formula="of:=[.H35]+[.F49]" office:value-type="float" office:value="313054.920163344" calcext:value-type="float">
            <text:p>313054.9</text:p>
          </table:table-cell>
          <table:table-cell table:style-name="ce4" table:formula="of:=SUM([.B9:.C9])" office:value-type="float" office:value="1470464.34119013" calcext:value-type="float">
            <text:p>1470464.3</text:p>
          </table:table-cell>
          <table:table-cell table:style-name="ce9" table:formula="of:=[.D9]/[$AverageDemand.$A$1]" office:value-type="float" office:value="10.9963560852257" calcext:value-type="float">
            <text:p>10.996</text:p>
          </table:table-cell>
          <table:table-cell table:style-name="ce10" table:formula="of:=[.E9]/[.$E$4]-1" office:value-type="percentage" office:value="0.089926514038182" calcext:value-type="percentage">
            <text:p>8.99%</text:p>
          </table:table-cell>
          <table:table-cell office:value-type="string" calcext:value-type="string">
            <text:p>FBMC without N-1 and with zonal real-time redispatch.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ATCMC CCM&amp;B</text:p>
          </table:table-cell>
          <table:table-cell table:style-name="ce4" table:formula="of:=[.H23]" office:value-type="float" office:value="1195212.68983259" calcext:value-type="float">
            <text:p>1195212.7</text:p>
          </table:table-cell>
          <table:table-cell table:style-name="ce4" table:formula="of:=[.H36]+[.F50]" office:value-type="float" office:value="196093.897931186" calcext:value-type="float">
            <text:p>196093.9</text:p>
          </table:table-cell>
          <table:table-cell table:style-name="ce4" table:formula="of:=SUM([.B10:.C10])" office:value-type="float" office:value="1391306.58776378" calcext:value-type="float">
            <text:p>1391306.6</text:p>
          </table:table-cell>
          <table:table-cell table:style-name="ce9" table:formula="of:=[.D10]/[$AverageDemand.$A$1]" office:value-type="float" office:value="10.4044023606776" calcext:value-type="float">
            <text:p>10.404</text:p>
          </table:table-cell>
          <table:table-cell table:style-name="ce10" table:formula="of:=[.E10]/[.$E$4]-1" office:value-type="percentage" office:value="0.0312537996891538" calcext:value-type="percentage">
            <text:p>3.13%</text:p>
          </table:table-cell>
          <table:table-cell office:value-type="string" calcext:value-type="string">
            <text:p>ATCMC with centralized real-time redispatch.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ATCMC</text:p>
          </table:table-cell>
          <table:table-cell table:style-name="ce4" table:formula="of:=[.H24]" office:value-type="float" office:value="1195212.68983259" calcext:value-type="float">
            <text:p>1195212.7</text:p>
          </table:table-cell>
          <table:table-cell table:style-name="ce4" table:formula="of:=[.H37]+[.F51]" office:value-type="float" office:value="222465.808095066" calcext:value-type="float">
            <text:p>222465.8</text:p>
          </table:table-cell>
          <table:table-cell table:style-name="ce4" table:formula="of:=SUM([.B11:.C11])" office:value-type="float" office:value="1417678.49792766" calcext:value-type="float">
            <text:p>1417678.5</text:p>
          </table:table-cell>
          <table:table-cell table:style-name="ce9" table:formula="of:=[.D11]/[$AverageDemand.$A$1]" office:value-type="float" office:value="10.6016155175604" calcext:value-type="float">
            <text:p>10.602</text:p>
          </table:table-cell>
          <table:table-cell table:style-name="ce10" table:formula="of:=[.E11]/[.$E$4]-1" office:value-type="percentage" office:value="0.0508009884976788" calcext:value-type="percentage">
            <text:p>5.08%</text:p>
          </table:table-cell>
          <table:table-cell office:value-type="string" calcext:value-type="string">
            <text:p>ATCMC with zonal real-time redispatch.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ATCMC w/o N-1 CCM&amp;B</text:p>
          </table:table-cell>
          <table:table-cell table:style-name="ce4" table:formula="of:=[.H25]" office:value-type="float" office:value="1158762.13987723" calcext:value-type="float">
            <text:p>1158762.1</text:p>
          </table:table-cell>
          <table:table-cell table:style-name="ce4" table:formula="of:=[.H38]+[.F52]" office:value-type="float" office:value="232409.163902613" calcext:value-type="float">
            <text:p>232409.2</text:p>
          </table:table-cell>
          <table:table-cell table:style-name="ce4" table:formula="of:=SUM([.B12:.C12])" office:value-type="float" office:value="1391171.30377985" calcext:value-type="float">
            <text:p>1391171.3</text:p>
          </table:table-cell>
          <table:table-cell table:style-name="ce9" table:formula="of:=[.D12]/[$AverageDemand.$A$1]" office:value-type="float" office:value="10.4033906864614" calcext:value-type="float">
            <text:p>10.403</text:p>
          </table:table-cell>
          <table:table-cell table:style-name="ce10" table:formula="of:=[.E12]/[.$E$4]-1" office:value-type="percentage" office:value="0.0311535255125692" calcext:value-type="percentage">
            <text:p>3.12%</text:p>
          </table:table-cell>
          <table:table-cell office:value-type="string" calcext:value-type="string">
            <text:p>ATCMC without N-1 and with centralized real-time redispatch.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ATCMC w/o N-1</text:p>
          </table:table-cell>
          <table:table-cell table:style-name="ce4" table:formula="of:=[.H26]" office:value-type="float" office:value="1158762.13987723" calcext:value-type="float">
            <text:p>1158762.1</text:p>
          </table:table-cell>
          <table:table-cell table:style-name="ce4" table:formula="of:=[.H39]+[.F53]" office:value-type="float" office:value="315287.790237164" calcext:value-type="float">
            <text:p>315287.8</text:p>
          </table:table-cell>
          <table:table-cell table:style-name="ce4" table:formula="of:=SUM([.B13:.C13])" office:value-type="float" office:value="1474049.9301144" calcext:value-type="float">
            <text:p>1474049.9</text:p>
          </table:table-cell>
          <table:table-cell table:style-name="ce9" table:formula="of:=[.D13]/[$AverageDemand.$A$1]" office:value-type="float" office:value="11.0231696647747" calcext:value-type="float">
            <text:p>11.023</text:p>
          </table:table-cell>
          <table:table-cell table:style-name="ce10" table:formula="of:=[.E13]/[.$E$4]-1" office:value-type="percentage" office:value="0.0925841972798156" calcext:value-type="percentage">
            <text:p>9.26%</text:p>
          </table:table-cell>
          <table:table-cell office:value-type="string" calcext:value-type="string">
            <text:p>ATCMC without N-1 and with zonal real-time redispatch.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8"/>
          <table:table-cell/>
          <table:table-cell table:style-name="ce2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2">
            <text:p>DAM costs breakdown</text:p>
          </table:table-cell>
          <table:table-cell table:style-name="ce4" office:value-type="string" calcext:value-type="string">
            <text:p>Production slow</text:p>
          </table:table-cell>
          <table:table-cell table:style-name="ce4" office:value-type="string" calcext:value-type="string">
            <text:p>Production fast</text:p>
          </table:table-cell>
          <table:table-cell table:style-name="ce4" office:value-type="string" calcext:value-type="string">
            <text:p>CO2 emissions costs</text:p>
          </table:table-cell>
          <table:table-cell table:style-name="ce4" office:value-type="string" calcext:value-type="string">
            <text:p>Reserve response</text:p>
          </table:table-cell>
          <table:table-cell table:style-name="ce4" office:value-type="string" calcext:value-type="string">
            <text:p>Demand response</text:p>
          </table:table-cell>
          <table:table-cell table:style-name="ce4" office:value-type="string" calcext:value-type="string">
            <text:p>Uplift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covered-table-cell table:style-name="ce3"/>
          <table:table-cell table:number-columns-repeated="7" table:style-name="ce8" office:value-type="string" calcext:value-type="string">
            <text:p>[euro/h]</text:p>
          </table:table-cell>
          <table:table-cell/>
          <table:table-cell table:style-name="ce2"/>
          <table:table-cell table:number-columns-repeated="1014"/>
        </table:table-row>
        <table:table-row table:style-name="ro4">
          <table:table-cell table:style-name="ce4" office:value-type="string" calcext:value-type="string">
            <text:p>LMP</text:p>
          </table:table-cell>
          <table:table-cell table:style-name="ce4" office:value-type="float" office:value="976480.384002976" calcext:value-type="float">
            <text:p>976480.4</text:p>
          </table:table-cell>
          <table:table-cell table:style-name="ce4" office:value-type="float" office:value="129534.798928571" calcext:value-type="float">
            <text:p>129534.8</text:p>
          </table:table-cell>
          <table:table-cell table:style-name="ce4" office:value-type="float" office:value="182113.608184524" calcext:value-type="float">
            <text:p>182113.6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17:.G17])" office:value-type="float" office:value="1288128.79111607" calcext:value-type="float">
            <text:p>1288128.8</text:p>
          </table:table-cell>
          <table:table-cell/>
          <table:table-cell table:style-name="ce4"/>
          <table:table-cell office:value-type="string" calcext:value-type="string">
            <text:p>LMP</text:p>
          </table:table-cell>
          <table:table-cell table:style-name="ce12" table:formula="of:=[.B17]*8760/1000000" office:value-type="float" office:value="8553.96816386607" calcext:value-type="float">
            <text:p>8554</text:p>
          </table:table-cell>
          <table:table-cell table:style-name="ce12" table:formula="of:=[.C17]*8760/1000000" office:value-type="float" office:value="1134.72483861428" calcext:value-type="float">
            <text:p>1135</text:p>
          </table:table-cell>
          <table:table-cell table:style-name="ce12" table:formula="of:=[.D17]*8760/1000000" office:value-type="float" office:value="1595.31520769643" calcext:value-type="float">
            <text:p>1595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LMP w/o N-1</text:p>
          </table:table-cell>
          <table:table-cell table:style-name="ce4" office:value-type="float" office:value="960490.797466518" calcext:value-type="float">
            <text:p>960490.8</text:p>
          </table:table-cell>
          <table:table-cell table:style-name="ce4" office:value-type="float" office:value="89036.7090327381" calcext:value-type="float">
            <text:p>89036.7</text:p>
          </table:table-cell>
          <table:table-cell table:style-name="ce4" office:value-type="float" office:value="176354.842239583" calcext:value-type="float">
            <text:p>176354.8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18:.G18])" office:value-type="float" office:value="1225882.34873884" calcext:value-type="float">
            <text:p>1225882.3</text:p>
          </table:table-cell>
          <table:table-cell table:number-columns-repeated="2"/>
          <table:table-cell office:value-type="string" calcext:value-type="string">
            <text:p>FBMC</text:p>
          </table:table-cell>
          <table:table-cell table:style-name="ce12" table:formula="of:=[.B20]*8760/1000000" office:value-type="float" office:value="8356.86861007857" calcext:value-type="float">
            <text:p>8357</text:p>
          </table:table-cell>
          <table:table-cell table:style-name="ce12" table:formula="of:=[.C20]*8760/1000000" office:value-type="float" office:value="478.691887016964" calcext:value-type="float">
            <text:p>479</text:p>
          </table:table-cell>
          <table:table-cell table:style-name="ce12" table:formula="of:=[.D20]*8760/1000000" office:value-type="float" office:value="1622.13660750357" calcext:value-type="float">
            <text:p>1622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FBMC CCM&amp;B</text:p>
          </table:table-cell>
          <table:table-cell table:style-name="ce4" office:value-type="float" office:value="953980.434940476" calcext:value-type="float">
            <text:p>953980.4</text:p>
          </table:table-cell>
          <table:table-cell table:style-name="ce4" office:value-type="float" office:value="54645.1925818452" calcext:value-type="float">
            <text:p>54645.2</text:p>
          </table:table-cell>
          <table:table-cell table:style-name="ce4" office:value-type="float" office:value="185175.411815476" calcext:value-type="float">
            <text:p>185175.4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19:.G19])" office:value-type="float" office:value="1193801.0393378" calcext:value-type="float">
            <text:p>1193801.0</text:p>
          </table:table-cell>
          <table:table-cell table:number-columns-repeated="2"/>
          <table:table-cell office:value-type="string" calcext:value-type="string">
            <text:p>ATCMC</text:p>
          </table:table-cell>
          <table:table-cell table:style-name="ce12" table:formula="of:=[.B24]*8760/1000000" office:value-type="float" office:value="8347.39194326785" calcext:value-type="float">
            <text:p>8347</text:p>
          </table:table-cell>
          <table:table-cell table:style-name="ce12" table:formula="of:=[.C24]*8760/1000000" office:value-type="float" office:value="502.58673676875" calcext:value-type="float">
            <text:p>503</text:p>
          </table:table-cell>
          <table:table-cell table:style-name="ce12" table:formula="of:=[.D24]*8760/1000000" office:value-type="float" office:value="1620.08448289688" calcext:value-type="float">
            <text:p>1620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FBMC</text:p>
          </table:table-cell>
          <table:table-cell table:style-name="ce4" office:value-type="float" office:value="953980.434940476" calcext:value-type="float">
            <text:p>953980.4</text:p>
          </table:table-cell>
          <table:table-cell table:style-name="ce4" office:value-type="float" office:value="54645.1925818452" calcext:value-type="float">
            <text:p>54645.2</text:p>
          </table:table-cell>
          <table:table-cell table:style-name="ce4" office:value-type="float" office:value="185175.411815476" calcext:value-type="float">
            <text:p>185175.4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20:.G20])" office:value-type="float" office:value="1193801.0393378" calcext:value-type="float">
            <text:p>1193801.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BMC w/o N-1 CCM&amp;B</text:p>
          </table:table-cell>
          <table:table-cell table:style-name="ce4" office:value-type="float" office:value="939960.785911458" calcext:value-type="float">
            <text:p>939960.8</text:p>
          </table:table-cell>
          <table:table-cell table:style-name="ce4" office:value-type="float" office:value="39345.1528050595" calcext:value-type="float">
            <text:p>39345.2</text:p>
          </table:table-cell>
          <table:table-cell table:style-name="ce4" office:value-type="float" office:value="178103.482310268" calcext:value-type="float">
            <text:p>178103.5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21:.G21])" office:value-type="float" office:value="1157409.42102679" calcext:value-type="float">
            <text:p>1157409.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BMC w/o N-1</text:p>
          </table:table-cell>
          <table:table-cell table:style-name="ce4" office:value-type="float" office:value="939960.785911458" calcext:value-type="float">
            <text:p>939960.8</text:p>
          </table:table-cell>
          <table:table-cell table:style-name="ce4" office:value-type="float" office:value="39345.1528050595" calcext:value-type="float">
            <text:p>39345.2</text:p>
          </table:table-cell>
          <table:table-cell table:style-name="ce4" office:value-type="float" office:value="178103.482310268" calcext:value-type="float">
            <text:p>178103.5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22:.G22])" office:value-type="float" office:value="1157409.42102679" calcext:value-type="float">
            <text:p>1157409.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TCMC CCM&amp;B</text:p>
          </table:table-cell>
          <table:table-cell table:style-name="ce4" office:value-type="float" office:value="952898.623660714" calcext:value-type="float">
            <text:p>952898.6</text:p>
          </table:table-cell>
          <table:table-cell table:style-name="ce4" office:value-type="float" office:value="57372.91515625" calcext:value-type="float">
            <text:p>57372.9</text:p>
          </table:table-cell>
          <table:table-cell table:style-name="ce4" office:value-type="float" office:value="184941.151015625" calcext:value-type="float">
            <text:p>184941.2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23:.G23])" office:value-type="float" office:value="1195212.68983259" calcext:value-type="float">
            <text:p>1195212.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TCMC</text:p>
          </table:table-cell>
          <table:table-cell table:style-name="ce4" office:value-type="float" office:value="952898.623660714" calcext:value-type="float">
            <text:p>952898.6</text:p>
          </table:table-cell>
          <table:table-cell table:style-name="ce4" office:value-type="float" office:value="57372.91515625" calcext:value-type="float">
            <text:p>57372.9</text:p>
          </table:table-cell>
          <table:table-cell table:style-name="ce4" office:value-type="float" office:value="184941.151015625" calcext:value-type="float">
            <text:p>184941.2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24:.G24])" office:value-type="float" office:value="1195212.68983259" calcext:value-type="float">
            <text:p>1195212.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TCMC w/o N-1 CCM&amp;B</text:p>
          </table:table-cell>
          <table:table-cell table:style-name="ce4" office:value-type="float" office:value="939899.577793899" calcext:value-type="float">
            <text:p>939899.6</text:p>
          </table:table-cell>
          <table:table-cell table:style-name="ce4" office:value-type="float" office:value="40523.0033630952" calcext:value-type="float">
            <text:p>40523.0</text:p>
          </table:table-cell>
          <table:table-cell table:style-name="ce4" office:value-type="float" office:value="178339.558720238" calcext:value-type="float">
            <text:p>178339.6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25:.G25])" office:value-type="float" office:value="1158762.13987723" calcext:value-type="float">
            <text:p>1158762.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TCMC w/o N-1</text:p>
          </table:table-cell>
          <table:table-cell table:style-name="ce4" office:value-type="float" office:value="939899.577793899" calcext:value-type="float">
            <text:p>939899.6</text:p>
          </table:table-cell>
          <table:table-cell table:style-name="ce4" office:value-type="float" office:value="40523.0033630952" calcext:value-type="float">
            <text:p>40523.0</text:p>
          </table:table-cell>
          <table:table-cell table:style-name="ce4" office:value-type="float" office:value="178339.558720238" calcext:value-type="float">
            <text:p>178339.6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26:.G26])" office:value-type="float" office:value="1158762.13987723" calcext:value-type="float">
            <text:p>1158762.1</text:p>
          </table:table-cell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1" table:number-rows-spanned="2">
            <text:p>CMCT costs breakdown</text:p>
          </table:table-cell>
          <table:table-cell office:value-type="string" calcext:value-type="string">
            <text:p>Production slow</text:p>
          </table:table-cell>
          <table:table-cell office:value-type="string" calcext:value-type="string">
            <text:p>Production fast</text:p>
          </table:table-cell>
          <table:table-cell office:value-type="string" calcext:value-type="string">
            <text:p>CO2 emissions costs</text:p>
          </table:table-cell>
          <table:table-cell office:value-type="string" calcext:value-type="string">
            <text:p>Reserve response</text:p>
          </table:table-cell>
          <table:table-cell office:value-type="string" calcext:value-type="string">
            <text:p>Demand response</text:p>
          </table:table-cell>
          <table:table-cell office:value-type="string" calcext:value-type="string">
            <text:p>Uplift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covered-table-cell table:style-name="ce5"/>
          <table:table-cell table:number-columns-repeated="7" table:style-name="ce7" office:value-type="string" calcext:value-type="string">
            <text:p>[euro/h]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MP</text:p>
          </table:table-cell>
          <table:table-cell table:number-columns-repeated="6" table:style-name="ce4" office:value-type="float" office:value="0" calcext:value-type="float">
            <text:p>0.0</text:p>
          </table:table-cell>
          <table:table-cell table:style-name="ce4" table:formula="of:=SUM([.B30:.G30])" office:value-type="float" office:value="0" calcext:value-type="float">
            <text:p>0.0</text:p>
          </table:table-cell>
          <table:table-cell table:number-columns-repeated="2"/>
          <table:table-cell office:value-type="string" calcext:value-type="string">
            <text:p>LMP</text:p>
          </table:table-cell>
          <table:table-cell table:style-name="ce12" table:formula="of:=([.B30]+[.B44])*8760/1000000" office:value-type="float" office:value="-129.415419744443" calcext:value-type="float">
            <text:p>-129</text:p>
          </table:table-cell>
          <table:table-cell table:style-name="ce12" table:formula="of:=([.C30]+[.C44])*8760/1000000" office:value-type="float" office:value="623.451208262989" calcext:value-type="float">
            <text:p>623</text:p>
          </table:table-cell>
          <table:table-cell table:style-name="ce12" table:formula="of:=([.D30]+[.D44])*8760/1000000" office:value-type="float" office:value="4.43051147678592" calcext:value-type="float">
            <text:p>4</text:p>
          </table:table-cell>
          <table:table-cell table:style-name="ce12" table:formula="of:=([.E30]+[.E44])*8760/1000000" office:value-type="float" office:value="35.9989950740187" calcext:value-type="float">
            <text:p>36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LMP w/o N-1</text:p>
          </table:table-cell>
          <table:table-cell table:number-columns-repeated="6" table:style-name="ce4" office:value-type="float" office:value="0" calcext:value-type="float">
            <text:p>0.0</text:p>
          </table:table-cell>
          <table:table-cell table:style-name="ce4" table:formula="of:=SUM([.B31:.G31])" office:value-type="float" office:value="0" calcext:value-type="float">
            <text:p>0.0</text:p>
          </table:table-cell>
          <table:table-cell table:number-columns-repeated="2"/>
          <table:table-cell office:value-type="string" calcext:value-type="string">
            <text:p>FBMC</text:p>
          </table:table-cell>
          <table:table-cell table:style-name="ce12" table:formula="of:=([.B33]+[.B47])*8760/1000000" office:value-type="float" office:value="-549.251371792113" calcext:value-type="float">
            <text:p>-549</text:p>
          </table:table-cell>
          <table:table-cell table:style-name="ce12" table:formula="of:=([.C33]+[.C47])*8760/1000000" office:value-type="float" office:value="2526.81967119202" calcext:value-type="float">
            <text:p>2527</text:p>
          </table:table-cell>
          <table:table-cell table:style-name="ce12" table:formula="of:=([.D33]+[.D47])*8760/1000000" office:value-type="float" office:value="-39.6236511765423" calcext:value-type="float">
            <text:p>-40</text:p>
          </table:table-cell>
          <table:table-cell table:style-name="ce12" table:formula="of:=([.E33]+[.E47])*8760/1000000" office:value-type="float" office:value="24.6561544169513" calcext:value-type="float">
            <text:p>25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FBMC CCM&amp;B</text:p>
          </table:table-cell>
          <table:table-cell table:style-name="ce4" office:value-type="float" office:value="-41235.9585453869" calcext:value-type="float">
            <text:p>-41236.0</text:p>
          </table:table-cell>
          <table:table-cell table:style-name="ce4" office:value-type="float" office:value="155398.626674107" calcext:value-type="float">
            <text:p>155398.6</text:p>
          </table:table-cell>
          <table:table-cell table:style-name="ce4" office:value-type="float" office:value="-7519.6308296131" calcext:value-type="float">
            <text:p>-7519.6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2:.G32])" office:value-type="float" office:value="106643.037299107" calcext:value-type="float">
            <text:p>106643.0</text:p>
          </table:table-cell>
          <table:table-cell table:number-columns-repeated="2"/>
          <table:table-cell office:value-type="string" calcext:value-type="string">
            <text:p>ATCMC</text:p>
          </table:table-cell>
          <table:table-cell table:style-name="ce12" table:formula="of:=([.B37]+[.B51])*8760/1000000" office:value-type="float" office:value="-542.266523360032" calcext:value-type="float">
            <text:p>-542</text:p>
          </table:table-cell>
          <table:table-cell table:style-name="ce12" table:formula="of:=([.C37]+[.C51])*8760/1000000" office:value-type="float" office:value="2504.47384306204" calcext:value-type="float">
            <text:p>2504</text:p>
          </table:table-cell>
          <table:table-cell table:style-name="ce12" table:formula="of:=([.D37]+[.D51])*8760/1000000" office:value-type="float" office:value="-38.0629177757645" calcext:value-type="float">
            <text:p>-38</text:p>
          </table:table-cell>
          <table:table-cell table:style-name="ce12" table:formula="of:=([.E37]+[.E51])*8760/1000000" office:value-type="float" office:value="24.6560769865415" calcext:value-type="float">
            <text:p>25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FBMC</text:p>
          </table:table-cell>
          <table:table-cell table:style-name="ce4" office:value-type="float" office:value="-41235.9585453869" calcext:value-type="float">
            <text:p>-41236.0</text:p>
          </table:table-cell>
          <table:table-cell table:style-name="ce4" office:value-type="float" office:value="155398.626674107" calcext:value-type="float">
            <text:p>155398.6</text:p>
          </table:table-cell>
          <table:table-cell table:style-name="ce4" office:value-type="float" office:value="-7519.6308296131" calcext:value-type="float">
            <text:p>-7519.6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3:.G33])" office:value-type="float" office:value="106643.037299107" calcext:value-type="float">
            <text:p>106643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MC w/o N-1 CCM&amp;B</text:p>
          </table:table-cell>
          <table:table-cell table:style-name="ce4" office:value-type="float" office:value="-41817.3903794643" calcext:value-type="float">
            <text:p>-41817.4</text:p>
          </table:table-cell>
          <table:table-cell table:style-name="ce4" office:value-type="float" office:value="234978.69280878" calcext:value-type="float">
            <text:p>234978.7</text:p>
          </table:table-cell>
          <table:table-cell table:style-name="ce4" office:value-type="float" office:value="-2298.96956473214" calcext:value-type="float">
            <text:p>-2299.0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4:.G34])" office:value-type="float" office:value="190862.332864584" calcext:value-type="float">
            <text:p>190862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BMC w/o N-1</text:p>
          </table:table-cell>
          <table:table-cell table:style-name="ce4" office:value-type="float" office:value="-41817.3903794643" calcext:value-type="float">
            <text:p>-41817.4</text:p>
          </table:table-cell>
          <table:table-cell table:style-name="ce4" office:value-type="float" office:value="234978.69280878" calcext:value-type="float">
            <text:p>234978.7</text:p>
          </table:table-cell>
          <table:table-cell table:style-name="ce4" office:value-type="float" office:value="-2298.96956473214" calcext:value-type="float">
            <text:p>-2299.0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5:.G35])" office:value-type="float" office:value="190862.332864584" calcext:value-type="float">
            <text:p>190862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CMC CCM&amp;B</text:p>
          </table:table-cell>
          <table:table-cell table:style-name="ce4" office:value-type="float" office:value="-40330.5099888393" calcext:value-type="float">
            <text:p>-40330.5</text:p>
          </table:table-cell>
          <table:table-cell table:style-name="ce4" office:value-type="float" office:value="151922.399129464" calcext:value-type="float">
            <text:p>151922.4</text:p>
          </table:table-cell>
          <table:table-cell table:style-name="ce4" office:value-type="float" office:value="-7199.414453125" calcext:value-type="float">
            <text:p>-7199.4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6:.G36])" office:value-type="float" office:value="104392.4746875" calcext:value-type="float">
            <text:p>10439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CMC</text:p>
          </table:table-cell>
          <table:table-cell table:style-name="ce4" office:value-type="float" office:value="-40330.5099888393" calcext:value-type="float">
            <text:p>-40330.5</text:p>
          </table:table-cell>
          <table:table-cell table:style-name="ce4" office:value-type="float" office:value="151922.399129464" calcext:value-type="float">
            <text:p>151922.4</text:p>
          </table:table-cell>
          <table:table-cell table:style-name="ce4" office:value-type="float" office:value="-7199.414453125" calcext:value-type="float">
            <text:p>-7199.4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7:.G37])" office:value-type="float" office:value="104392.4746875" calcext:value-type="float">
            <text:p>10439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CMC w/o N-1 CCM&amp;B</text:p>
          </table:table-cell>
          <table:table-cell table:style-name="ce4" office:value-type="float" office:value="-42256.7153534226" calcext:value-type="float">
            <text:p>-42256.7</text:p>
          </table:table-cell>
          <table:table-cell table:style-name="ce4" office:value-type="float" office:value="236341.80875" calcext:value-type="float">
            <text:p>236341.8</text:p>
          </table:table-cell>
          <table:table-cell table:style-name="ce4" office:value-type="float" office:value="-2445.69038690476" calcext:value-type="float">
            <text:p>-2445.7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8:.G38])" office:value-type="float" office:value="191639.403009673" calcext:value-type="float">
            <text:p>191639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CMC w/o N-1</text:p>
          </table:table-cell>
          <table:table-cell table:style-name="ce4" office:value-type="float" office:value="-42256.7153534226" calcext:value-type="float">
            <text:p>-42256.7</text:p>
          </table:table-cell>
          <table:table-cell table:style-name="ce4" office:value-type="float" office:value="236341.80875" calcext:value-type="float">
            <text:p>236341.8</text:p>
          </table:table-cell>
          <table:table-cell table:style-name="ce4" office:value-type="float" office:value="-2445.69038690476" calcext:value-type="float">
            <text:p>-2445.7</text:p>
          </table:table-cell>
          <table:table-cell table:number-columns-repeated="3" table:style-name="ce4" office:value-type="float" office:value="0" calcext:value-type="float">
            <text:p>0.0</text:p>
          </table:table-cell>
          <table:table-cell table:style-name="ce4" table:formula="of:=SUM([.B39:.G39])" office:value-type="float" office:value="191639.403009673" calcext:value-type="float">
            <text:p>191639.4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Geometric median indicators</text:p>
          </table:table-cell>
          <table:table-cell table:style-name="ce2" table:number-columns-repeated="5"/>
          <table:table-cell table:number-columns-repeated="1018"/>
        </table:table-row>
        <table:table-row table:style-name="ro6">
          <table:table-cell table:style-name="ce5" office:value-type="string" calcext:value-type="string" table:number-columns-spanned="1" table:number-rows-spanned="2">
            <text:p>RTM costs breakdown</text:p>
          </table:table-cell>
          <table:table-cell office:value-type="string" calcext:value-type="string">
            <text:p>Production slow</text:p>
          </table:table-cell>
          <table:table-cell office:value-type="string" calcext:value-type="string">
            <text:p>Production fast</text:p>
          </table:table-cell>
          <table:table-cell office:value-type="string" calcext:value-type="string">
            <text:p>CO2 emissions costs</text:p>
          </table:table-cell>
          <table:table-cell office:value-type="string" calcext:value-type="string">
            <text:p>Demand response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5"/>
          <table:table-cell table:number-columns-repeated="5" table:style-name="ce7" office:value-type="string" calcext:value-type="string">
            <text:p>[euro/h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P</text:p>
          </table:table-cell>
          <table:table-cell table:style-name="ce4" office:value-type="float" office:value="-14773.4497425163" calcext:value-type="float">
            <text:p>-14773.4</text:p>
          </table:table-cell>
          <table:table-cell table:style-name="ce4" office:value-type="float" office:value="71170.2292537659" calcext:value-type="float">
            <text:p>71170.2</text:p>
          </table:table-cell>
          <table:table-cell table:style-name="ce4" office:value-type="float" office:value="505.766150318027" calcext:value-type="float">
            <text:p>505.8</text:p>
          </table:table-cell>
          <table:table-cell table:style-name="ce4" office:value-type="float" office:value="4109.47432351811" calcext:value-type="float">
            <text:p>4109.5</text:p>
          </table:table-cell>
          <table:table-cell table:style-name="ce4" table:formula="of:=SUM([.B44:.E44])" office:value-type="float" office:value="61012.0199850857" calcext:value-type="float">
            <text:p>61012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P w/o N-1</text:p>
          </table:table-cell>
          <table:table-cell table:style-name="ce4" office:value-type="float" office:value="-14422.1137708086" calcext:value-type="float">
            <text:p>-14422.1</text:p>
          </table:table-cell>
          <table:table-cell table:style-name="ce4" office:value-type="float" office:value="111250.19994903" calcext:value-type="float">
            <text:p>111250.2</text:p>
          </table:table-cell>
          <table:table-cell table:style-name="ce4" office:value-type="float" office:value="3483.50931647665" calcext:value-type="float">
            <text:p>3483.5</text:p>
          </table:table-cell>
          <table:table-cell table:style-name="ce4" office:value-type="float" office:value="4141.16797866241" calcext:value-type="float">
            <text:p>4141.2</text:p>
          </table:table-cell>
          <table:table-cell table:style-name="ce4" table:formula="of:=SUM([.B45:.E45])" office:value-type="float" office:value="104452.76347336" calcext:value-type="float">
            <text:p>104452.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BMC CCM&amp;B</text:p>
          </table:table-cell>
          <table:table-cell table:style-name="ce4" office:value-type="float" office:value="-13513.6477316485" calcext:value-type="float">
            <text:p>-13513.6</text:p>
          </table:table-cell>
          <table:table-cell table:style-name="ce4" office:value-type="float" office:value="98026.4335574335" calcext:value-type="float">
            <text:p>98026.4</text:p>
          </table:table-cell>
          <table:table-cell table:style-name="ce4" office:value-type="float" office:value="2656.95173841017" calcext:value-type="float">
            <text:p>2657.0</text:p>
          </table:table-cell>
          <table:table-cell table:style-name="ce4" office:value-type="float" office:value="2734.57320809327" calcext:value-type="float">
            <text:p>2734.6</text:p>
          </table:table-cell>
          <table:table-cell table:style-name="ce4" table:formula="of:=SUM([.B46:.E46])" office:value-type="float" office:value="89904.3107722885" calcext:value-type="float">
            <text:p>89904.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BMC</text:p>
          </table:table-cell>
          <table:table-cell table:style-name="ce4" office:value-type="float" office:value="-21463.969741384" calcext:value-type="float">
            <text:p>-21464.0</text:p>
          </table:table-cell>
          <table:table-cell table:style-name="ce4" office:value-type="float" office:value="133051.107480233" calcext:value-type="float">
            <text:p>133051.1</text:p>
          </table:table-cell>
          <table:table-cell table:style-name="ce4" office:value-type="float" office:value="2996.38297840964" calcext:value-type="float">
            <text:p>2996.4</text:p>
          </table:table-cell>
          <table:table-cell table:style-name="ce4" office:value-type="float" office:value="2814.62949965197" calcext:value-type="float">
            <text:p>2814.6</text:p>
          </table:table-cell>
          <table:table-cell table:style-name="ce4" table:formula="of:=SUM([.B47:.E47])" office:value-type="float" office:value="117398.150216911" calcext:value-type="float">
            <text:p>11739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MC w/o N-1 CCM&amp;B</text:p>
          </table:table-cell>
          <table:table-cell table:style-name="ce4" office:value-type="float" office:value="-12881.2782361284" calcext:value-type="float">
            <text:p>-12881.3</text:p>
          </table:table-cell>
          <table:table-cell table:style-name="ce4" office:value-type="float" office:value="50669.6734065798" calcext:value-type="float">
            <text:p>50669.7</text:p>
          </table:table-cell>
          <table:table-cell table:style-name="ce4" office:value-type="float" office:value="1473.1912321934" calcext:value-type="float">
            <text:p>1473.2</text:p>
          </table:table-cell>
          <table:table-cell table:style-name="ce4" office:value-type="float" office:value="2715.60607426191" calcext:value-type="float">
            <text:p>2715.6</text:p>
          </table:table-cell>
          <table:table-cell table:style-name="ce4" table:formula="of:=SUM([.B48:.E48])" office:value-type="float" office:value="41977.1924769067" calcext:value-type="float">
            <text:p>4197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MC w/o N-1</text:p>
          </table:table-cell>
          <table:table-cell table:style-name="ce4" office:value-type="float" office:value="-22042.8476332829" calcext:value-type="float">
            <text:p>-22042.8</text:p>
          </table:table-cell>
          <table:table-cell table:style-name="ce4" office:value-type="float" office:value="138350.43280893" calcext:value-type="float">
            <text:p>138350.4</text:p>
          </table:table-cell>
          <table:table-cell table:style-name="ce4" office:value-type="float" office:value="3013.50163195925" calcext:value-type="float">
            <text:p>3013.5</text:p>
          </table:table-cell>
          <table:table-cell table:style-name="ce4" office:value-type="float" office:value="2871.50049115364" calcext:value-type="float">
            <text:p>2871.5</text:p>
          </table:table-cell>
          <table:table-cell table:style-name="ce4" table:formula="of:=SUM([.B49:.E49])" office:value-type="float" office:value="122192.58729876" calcext:value-type="float">
            <text:p>12219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 CCM&amp;B</text:p>
          </table:table-cell>
          <table:table-cell table:style-name="ce4" office:value-type="float" office:value="-13892.3927724498" calcext:value-type="float">
            <text:p>-13892.4</text:p>
          </table:table-cell>
          <table:table-cell table:style-name="ce4" office:value-type="float" office:value="100362.178277312" calcext:value-type="float">
            <text:p>100362.2</text:p>
          </table:table-cell>
          <table:table-cell table:style-name="ce4" office:value-type="float" office:value="2485.42899422694" calcext:value-type="float">
            <text:p>2485.4</text:p>
          </table:table-cell>
          <table:table-cell table:style-name="ce4" office:value-type="float" office:value="2746.20874459699" calcext:value-type="float">
            <text:p>2746.2</text:p>
          </table:table-cell>
          <table:table-cell table:style-name="ce4" table:formula="of:=SUM([.B50:.E50])" office:value-type="float" office:value="91701.4232436861" calcext:value-type="float">
            <text:p>917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</text:p>
          </table:table-cell>
          <table:table-cell table:style-name="ce4" office:value-type="float" office:value="-21572.0611709817" calcext:value-type="float">
            <text:p>-21572.1</text:p>
          </table:table-cell>
          <table:table-cell table:style-name="ce4" office:value-type="float" office:value="133976.441402732" calcext:value-type="float">
            <text:p>133976.4</text:p>
          </table:table-cell>
          <table:table-cell table:style-name="ce4" office:value-type="float" office:value="2854.33251525234" calcext:value-type="float">
            <text:p>2854.3</text:p>
          </table:table-cell>
          <table:table-cell table:style-name="ce4" office:value-type="float" office:value="2814.6206605641" calcext:value-type="float">
            <text:p>2814.6</text:p>
          </table:table-cell>
          <table:table-cell table:style-name="ce4" table:formula="of:=SUM([.B51:.E51])" office:value-type="float" office:value="118073.333407567" calcext:value-type="float">
            <text:p>11807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 w/o N-1 CCM&amp;B</text:p>
          </table:table-cell>
          <table:table-cell table:style-name="ce4" office:value-type="float" office:value="-12400.6572295466" calcext:value-type="float">
            <text:p>-12400.7</text:p>
          </table:table-cell>
          <table:table-cell table:style-name="ce4" office:value-type="float" office:value="48966.7289099145" calcext:value-type="float">
            <text:p>48966.7</text:p>
          </table:table-cell>
          <table:table-cell table:style-name="ce4" office:value-type="float" office:value="1479.30137098711" calcext:value-type="float">
            <text:p>1479.3</text:p>
          </table:table-cell>
          <table:table-cell table:style-name="ce4" office:value-type="float" office:value="2724.38784158496" calcext:value-type="float">
            <text:p>2724.4</text:p>
          </table:table-cell>
          <table:table-cell table:style-name="ce4" table:formula="of:=SUM([.B52:.E52])" office:value-type="float" office:value="40769.76089294" calcext:value-type="float">
            <text:p>4076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 w/o N-1</text:p>
          </table:table-cell>
          <table:table-cell table:style-name="ce4" office:value-type="float" office:value="-21848.5969923718" calcext:value-type="float">
            <text:p>-21848.6</text:p>
          </table:table-cell>
          <table:table-cell table:style-name="ce4" office:value-type="float" office:value="139556.628275506" calcext:value-type="float">
            <text:p>139556.6</text:p>
          </table:table-cell>
          <table:table-cell table:style-name="ce4" office:value-type="float" office:value="3047.39713812851" calcext:value-type="float">
            <text:p>3047.4</text:p>
          </table:table-cell>
          <table:table-cell table:style-name="ce4" office:value-type="float" office:value="2892.95880622901" calcext:value-type="float">
            <text:p>2893.0</text:p>
          </table:table-cell>
          <table:table-cell table:style-name="ce4" table:formula="of:=SUM([.B53:.E53])" office:value-type="float" office:value="123648.387227492" calcext:value-type="float">
            <text:p>123648.4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rithmetic mean indicators</text:p>
          </table:table-cell>
          <table:table-cell table:style-name="ce2" table:number-columns-repeated="5"/>
          <table:table-cell table:number-columns-repeated="1018"/>
        </table:table-row>
        <table:table-row table:style-name="ro6">
          <table:table-cell table:style-name="ce5" office:value-type="string" calcext:value-type="string" table:number-columns-spanned="1" table:number-rows-spanned="2">
            <text:p>RTM costs breakdown</text:p>
          </table:table-cell>
          <table:table-cell office:value-type="string" calcext:value-type="string">
            <text:p>Production slow</text:p>
          </table:table-cell>
          <table:table-cell office:value-type="string" calcext:value-type="string">
            <text:p>Production fast</text:p>
          </table:table-cell>
          <table:table-cell office:value-type="string" calcext:value-type="string">
            <text:p>CO2 emissions costs</text:p>
          </table:table-cell>
          <table:table-cell office:value-type="string" calcext:value-type="string">
            <text:p>Demand response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5"/>
          <table:table-cell table:number-columns-repeated="5" table:style-name="ce7" office:value-type="string" calcext:value-type="string">
            <text:p>[euro/h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P</text:p>
          </table:table-cell>
          <table:table-cell table:style-name="ce4" office:value-type="float" office:value="-19507.4198439811" calcext:value-type="float">
            <text:p>-19507.4</text:p>
          </table:table-cell>
          <table:table-cell table:style-name="ce4" office:value-type="float" office:value="91425.2524673159" calcext:value-type="float">
            <text:p>91425.3</text:p>
          </table:table-cell>
          <table:table-cell table:style-name="ce4" office:value-type="float" office:value="1450.12868608628" calcext:value-type="float">
            <text:p>1450.1</text:p>
          </table:table-cell>
          <table:table-cell table:style-name="ce4" office:value-type="float" office:value="19991.2563236509" calcext:value-type="float">
            <text:p>19991.3</text:p>
          </table:table-cell>
          <table:table-cell table:style-name="ce4" table:formula="of:=SUM([.B58:.E58])" office:value-type="float" office:value="93359.217633072" calcext:value-type="float">
            <text:p>9335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P w/o N-1</text:p>
          </table:table-cell>
          <table:table-cell table:style-name="ce4" office:value-type="float" office:value="-19675.8598621509" calcext:value-type="float">
            <text:p>-19675.9</text:p>
          </table:table-cell>
          <table:table-cell table:style-name="ce4" office:value-type="float" office:value="134947.996461887" calcext:value-type="float">
            <text:p>134948.0</text:p>
          </table:table-cell>
          <table:table-cell table:style-name="ce4" office:value-type="float" office:value="4571.1003606175" calcext:value-type="float">
            <text:p>4571.1</text:p>
          </table:table-cell>
          <table:table-cell table:style-name="ce4" office:value-type="float" office:value="20044.2723442902" calcext:value-type="float">
            <text:p>20044.3</text:p>
          </table:table-cell>
          <table:table-cell table:style-name="ce4" table:formula="of:=SUM([.B59:.E59])" office:value-type="float" office:value="139887.509304644" calcext:value-type="float">
            <text:p>139887.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BMC CCM&amp;B</text:p>
          </table:table-cell>
          <table:table-cell table:style-name="ce4" office:value-type="float" office:value="-18305.8790651107" calcext:value-type="float">
            <text:p>-18305.9</text:p>
          </table:table-cell>
          <table:table-cell table:style-name="ce4" office:value-type="float" office:value="113542.033627205" calcext:value-type="float">
            <text:p>113542.0</text:p>
          </table:table-cell>
          <table:table-cell table:style-name="ce4" office:value-type="float" office:value="2959.09060377889" calcext:value-type="float">
            <text:p>2959.1</text:p>
          </table:table-cell>
          <table:table-cell table:style-name="ce4" office:value-type="float" office:value="20768.5720965158" calcext:value-type="float">
            <text:p>20768.6</text:p>
          </table:table-cell>
          <table:table-cell table:style-name="ce4" table:formula="of:=SUM([.B60:.E60])" office:value-type="float" office:value="118963.817262389" calcext:value-type="float">
            <text:p>118963.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BMC</text:p>
          </table:table-cell>
          <table:table-cell table:style-name="ce4" office:value-type="float" office:value="-26896.0568941239" calcext:value-type="float">
            <text:p>-26896.1</text:p>
          </table:table-cell>
          <table:table-cell table:style-name="ce4" office:value-type="float" office:value="158919.662871166" calcext:value-type="float">
            <text:p>158919.7</text:p>
          </table:table-cell>
          <table:table-cell table:style-name="ce4" office:value-type="float" office:value="3961.81274803642" calcext:value-type="float">
            <text:p>3961.8</text:p>
          </table:table-cell>
          <table:table-cell table:style-name="ce4" office:value-type="float" office:value="21352.4207294157" calcext:value-type="float">
            <text:p>21352.4</text:p>
          </table:table-cell>
          <table:table-cell table:style-name="ce4" table:formula="of:=SUM([.B61:.E61])" office:value-type="float" office:value="157337.839454494" calcext:value-type="float">
            <text:p>15733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MC w/o N-1 CCM&amp;B</text:p>
          </table:table-cell>
          <table:table-cell table:style-name="ce4" office:value-type="float" office:value="-17694.6368615461" calcext:value-type="float">
            <text:p>-17694.6</text:p>
          </table:table-cell>
          <table:table-cell table:style-name="ce4" office:value-type="float" office:value="65767.4359817484" calcext:value-type="float">
            <text:p>65767.4</text:p>
          </table:table-cell>
          <table:table-cell table:style-name="ce4" office:value-type="float" office:value="1800.57835987695" calcext:value-type="float">
            <text:p>1800.6</text:p>
          </table:table-cell>
          <table:table-cell table:style-name="ce4" office:value-type="float" office:value="20797.1344470431" calcext:value-type="float">
            <text:p>20797.1</text:p>
          </table:table-cell>
          <table:table-cell table:style-name="ce4" table:formula="of:=SUM([.B62:.E62])" office:value-type="float" office:value="70670.5119271224" calcext:value-type="float">
            <text:p>7067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MC w/o N-1</text:p>
          </table:table-cell>
          <table:table-cell table:style-name="ce4" office:value-type="float" office:value="-27607.5386578425" calcext:value-type="float">
            <text:p>-27607.5</text:p>
          </table:table-cell>
          <table:table-cell table:style-name="ce4" office:value-type="float" office:value="164551.251113698" calcext:value-type="float">
            <text:p>164551.3</text:p>
          </table:table-cell>
          <table:table-cell table:style-name="ce4" office:value-type="float" office:value="4055.65285213509" calcext:value-type="float">
            <text:p>4055.7</text:p>
          </table:table-cell>
          <table:table-cell table:style-name="ce4" office:value-type="float" office:value="22303.7001929864" calcext:value-type="float">
            <text:p>22303.7</text:p>
          </table:table-cell>
          <table:table-cell table:style-name="ce4" table:formula="of:=SUM([.B63:.E63])" office:value-type="float" office:value="163303.065500977" calcext:value-type="float">
            <text:p>16330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 CCM&amp;B</text:p>
          </table:table-cell>
          <table:table-cell table:style-name="ce4" office:value-type="float" office:value="-18729.0748349595" calcext:value-type="float">
            <text:p>-18729.1</text:p>
          </table:table-cell>
          <table:table-cell table:style-name="ce4" office:value-type="float" office:value="115877.2945232" calcext:value-type="float">
            <text:p>115877.3</text:p>
          </table:table-cell>
          <table:table-cell table:style-name="ce4" office:value-type="float" office:value="2786.04807740394" calcext:value-type="float">
            <text:p>2786.0</text:p>
          </table:table-cell>
          <table:table-cell table:style-name="ce4" office:value-type="float" office:value="20779.5622905149" calcext:value-type="float">
            <text:p>20779.6</text:p>
          </table:table-cell>
          <table:table-cell table:style-name="ce4" table:formula="of:=SUM([.B64:.E64])" office:value-type="float" office:value="120713.830056159" calcext:value-type="float">
            <text:p>12071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</text:p>
          </table:table-cell>
          <table:table-cell table:style-name="ce4" office:value-type="float" office:value="-27058.0330211587" calcext:value-type="float">
            <text:p>-27058.0</text:p>
          </table:table-cell>
          <table:table-cell table:style-name="ce4" office:value-type="float" office:value="159663.286943882" calcext:value-type="float">
            <text:p>159663.3</text:p>
          </table:table-cell>
          <table:table-cell table:style-name="ce4" office:value-type="float" office:value="3801.16713980977" calcext:value-type="float">
            <text:p>3801.2</text:p>
          </table:table-cell>
          <table:table-cell table:style-name="ce4" office:value-type="float" office:value="21349.8052347857" calcext:value-type="float">
            <text:p>21349.8</text:p>
          </table:table-cell>
          <table:table-cell table:style-name="ce4" table:formula="of:=SUM([.B65:.E65])" office:value-type="float" office:value="157756.226297319" calcext:value-type="float">
            <text:p>15775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 w/o N-1 CCM&amp;B</text:p>
          </table:table-cell>
          <table:table-cell table:style-name="ce4" office:value-type="float" office:value="-17186.5469654082" calcext:value-type="float">
            <text:p>-17186.5</text:p>
          </table:table-cell>
          <table:table-cell table:style-name="ce4" office:value-type="float" office:value="64027.761675237" calcext:value-type="float">
            <text:p>64027.8</text:p>
          </table:table-cell>
          <table:table-cell table:style-name="ce4" office:value-type="float" office:value="1802.63960533806" calcext:value-type="float">
            <text:p>1802.6</text:p>
          </table:table-cell>
          <table:table-cell table:style-name="ce4" office:value-type="float" office:value="20814.4760304832" calcext:value-type="float">
            <text:p>20814.5</text:p>
          </table:table-cell>
          <table:table-cell table:style-name="ce4" table:formula="of:=SUM([.B66:.E66])" office:value-type="float" office:value="69458.3303456501" calcext:value-type="float">
            <text:p>6945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CMC w/o N-1</text:p>
          </table:table-cell>
          <table:table-cell table:style-name="ce4" office:value-type="float" office:value="-27395.5213904743" calcext:value-type="float">
            <text:p>-27395.5</text:p>
          </table:table-cell>
          <table:table-cell table:style-name="ce4" office:value-type="float" office:value="165681.352730173" calcext:value-type="float">
            <text:p>165681.4</text:p>
          </table:table-cell>
          <table:table-cell table:style-name="ce4" office:value-type="float" office:value="4081.23172237645" calcext:value-type="float">
            <text:p>4081.2</text:p>
          </table:table-cell>
          <table:table-cell table:style-name="ce4" office:value-type="float" office:value="22347.0391926888" calcext:value-type="float">
            <text:p>22347.0</text:p>
          </table:table-cell>
          <table:table-cell table:style-name="ce4" table:formula="of:=SUM([.B67:.E67])" office:value-type="float" office:value="164714.102254764" calcext:value-type="float">
            <text:p>164714.1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AR PL SungtiL GB" style:font-family-asian="'AR PL SungtiL GB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verageDemand" style:display-name="PageStyle_AverageDem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sts" style:display-name="PageStyle_Cos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27:47</meta:creation-date>
    <dc:language>en-US</dc:language>
    <meta:print-date>2018-04-08T16:42:41</meta:print-date>
    <dc:date>2018-11-28T21:56:32</dc:date>
    <meta:editing-cycles>81</meta:editing-cycles>
    <meta:editing-duration>PT13H39M</meta:editing-duration>
    <meta:generator>LibreOffice/6.0.7.3$Linux_X86_64 LibreOffice_project/00m0$Build-3</meta:generator>
    <meta:document-statistic meta:table-count="2" meta:cell-count="4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